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76">
            <text:p>876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286">
            <text:p>3286</text:p>
          </table:table-cell>
          <table:table-cell table:style-name="ce22" office:value-type="float" office:value="297">
            <text:p>29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66">
            <text:p>1066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83">
            <text:p>168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509">
            <text:p>6509</text:p>
          </table:table-cell>
          <table:table-cell table:style-name="ce22" office:value-type="float" office:value="1615">
            <text:p>16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659">
            <text:p>11659</text:p>
          </table:table-cell>
          <table:table-cell table:style-name="ce22" office:value-type="float" office:value="1956">
            <text:p>195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945">
            <text:p>14945</text:p>
          </table:table-cell>
          <table:table-cell table:style-name="ce22" office:value-type="float" office:value="2253">
            <text:p>225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